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0.929cm" fo:min-width="1.777cm" fo:padding-top="0.177cm" fo:padding-bottom="0.177cm" fo:padding-left="0.302cm" fo:padding-right="0.302cm"/>
    </style:style>
    <style:style style:name="gr2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.688cm" fo:min-width="0.438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99cm" fo:min-width="2.28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7" style:family="graphic" style:parent-style-name="standard">
      <style:graphic-properties draw:fill="solid" draw:fill-color="#999999" draw:opacity="0%" draw:textarea-horizontal-align="justify" draw:textarea-vertical-align="middle" draw:auto-grow-height="false" fo:min-height="0.688cm" fo:min-width="0.438cm" draw:shadow="hidden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918cm" fo:min-width="2.6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solid" draw:fill-color="#999999" draw:opacity="100%"/>
      <style:paragraph-properties fo:text-align="center"/>
      <style:text-properties style:font-name="Verdana" fo:font-size="7pt"/>
    </style:style>
    <style:style style:name="P4" style:family="paragraph">
      <loext:graphic-properties draw:fill="none"/>
      <style:paragraph-properties fo:text-align="center"/>
      <style:text-properties style:font-name="Verdana" fo:font-size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999999" draw:opacity="0%"/>
      <style:paragraph-properties fo:text-align="center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81cm" svg:height="1.283cm" svg:x="13.263cm" svg:y="6.416cm">
          <text:p text:style-name="P1"><text:span text:style-name="T1">Wash Are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875cm" svg:height="1.875cm" svg:x="10.579cm" svg:y="6.112cm">
          <text:p text:style-name="P1"><text:span text:style-name="T1">Fully</text:span></text:p>
          <text:p text:style-name="P1"><text:span text:style-name="T1">Cove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3.263cm" svg:y1="7.057cm" svg:x2="12.454cm" svg:y2="7.05cm" draw:start-shape="id1" draw:start-glue-point="3" draw:end-shape="id2" draw:end-glue-point="7" svg:d="M13263 7057l-809-7" svg:viewBox="0 0 810 8">
          <text:p/>
        </draw:connector>
        <draw:custom-shape draw:style-name="gr4" draw:text-style-name="P2" xml:id="id3" draw:id="id3" draw:layer="layout" svg:width="2.781cm" svg:height="1.349cm" svg:x="6.919cm" svg:y="6.351cm">
          <text:p text:style-name="P1"><text:span text:style-name="T2">Slab/Ro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579cm" svg:y1="7.05cm" svg:x2="9.7cm" svg:y2="7.025cm" draw:start-shape="id2" draw:start-glue-point="5" draw:end-shape="id3" draw:end-glue-point="1" svg:d="M10579 7050l-879-25" svg:viewBox="0 0 880 26">
          <text:p/>
        </draw:connector>
        <draw:custom-shape draw:style-name="gr5" draw:text-style-name="P4" xml:id="id4" draw:id="id4" draw:layer="layout" svg:width="2.381cm" svg:height="1.283cm" svg:x="13.261cm" svg:y="4.35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3.102cm" svg:height="1.282cm" svg:x="12.9cm" svg:y="2.422cm">
          <text:p text:style-name="P1"><text:span text:style-name="T1">ObjectType =</text:span></text:p>
          <text:p text:style-name="P1"><text:span text:style-name="T1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453cm" svg:y1="6.416cm" svg:x2="14.452cm" svg:y2="5.636cm" draw:start-shape="id1" draw:start-glue-point="0" draw:end-shape="id4" draw:end-glue-point="8" svg:d="M14453 6416l-1-780" svg:viewBox="0 0 2 781">
          <text:p/>
        </draw:connector>
        <draw:connector draw:style-name="gr3" draw:text-style-name="P4" draw:layer="layout" draw:type="line" svg:x1="14.452cm" svg:y1="4.353cm" svg:x2="14.451cm" svg:y2="3.704cm" draw:start-shape="id4" draw:start-glue-point="4" draw:end-shape="id5" draw:end-glue-point="2" svg:d="M14452 4353l-1-649" svg:viewBox="0 0 2 650">
          <text:p/>
        </draw:connector>
        <draw:custom-shape draw:style-name="gr5" draw:text-style-name="P4" xml:id="id6" draw:id="id6" draw:layer="layout" svg:width="2.381cm" svg:height="1.283cm" svg:x="13.261cm" svg:y="8.453cm">
          <text:p text:style-name="P1"><text:span text:style-name="T1">Ha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02cm" svg:height="1.282cm" svg:x="12.9cm" svg:y="10.422cm">
          <text:p text:style-name="P1"><text:span text:style-name="T1">Ke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.453cm" svg:y1="7.699cm" svg:x2="14.452cm" svg:y2="8.453cm" draw:start-shape="id1" draw:start-glue-point="2" draw:end-shape="id6" draw:end-glue-point="4" svg:d="M14453 7699l-1 754" svg:viewBox="0 0 2 755">
          <text:p/>
        </draw:connector>
        <draw:connector draw:style-name="gr3" draw:text-style-name="P5" draw:layer="layout" draw:type="line" svg:x1="14.452cm" svg:y1="9.736cm" svg:x2="14.451cm" svg:y2="10.422cm" draw:start-shape="id6" draw:start-glue-point="8" draw:end-shape="id7" draw:end-glue-point="0" svg:d="M14452 9736l-1 686" svg:viewBox="0 0 2 687">
          <text:p/>
        </draw:connector>
        <draw:custom-shape draw:style-name="gr7" draw:text-style-name="P6" xml:id="id8" draw:id="id8" draw:layer="layout" svg:width="1.875cm" svg:height="1.875cm" svg:x="11.825cm" svg:y="12.625cm">
          <text:p text:style-name="P1"><text:span text:style-name="T1">Minimum</text:span></text:p>
          <text:p text:style-name="P1"><text:span text:style-name="T1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9" draw:id="id9" draw:layer="layout" svg:width="1.875cm" svg:height="1.875cm" svg:x="15.125cm" svg:y="12.625cm">
          <text:p text:style-name="P1"><text:span text:style-name="T1">Minimum</text:span></text:p>
          <text:p text:style-name="P1"><text:span text:style-name="T1">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14.451cm" svg:y1="11.704cm" svg:x2="12.763cm" svg:y2="12.625cm" draw:start-shape="id7" draw:start-glue-point="2" draw:end-shape="id8" draw:end-glue-point="4" svg:d="M14451 11704l-1688 921" svg:viewBox="0 0 1689 922">
          <text:p/>
        </draw:connector>
        <draw:connector draw:style-name="gr3" draw:text-style-name="P5" draw:layer="layout" draw:type="line" svg:x1="14.451cm" svg:y1="11.704cm" svg:x2="16.063cm" svg:y2="12.625cm" draw:start-shape="id7" draw:start-glue-point="2" draw:end-shape="id9" draw:end-glue-point="4" svg:d="M14451 11704l1612 921" svg:viewBox="0 0 1613 922">
          <text:p/>
        </draw:connector>
        <draw:custom-shape draw:style-name="gr4" draw:text-style-name="P2" xml:id="id10" draw:id="id10" draw:layer="layout" svg:width="2.781cm" svg:height="1.349cm" svg:x="11.4cm" svg:y="15.351cm">
          <text:p text:style-name="P1"><text:span text:style-name="T2">75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2.781cm" svg:height="1.349cm" svg:x="14.7cm" svg:y="15.351cm">
          <text:p text:style-name="P1"><text:span text:style-name="T2">75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763cm" svg:y1="14.5cm" svg:x2="12.79cm" svg:y2="15.351cm" draw:start-shape="id8" draw:start-glue-point="6" draw:end-shape="id10" draw:end-glue-point="0" svg:d="M12763 14500l27 851" svg:viewBox="0 0 28 852">
          <text:p/>
        </draw:connector>
        <draw:connector draw:style-name="gr3" draw:text-style-name="P5" draw:layer="layout" draw:type="line" svg:x1="16.063cm" svg:y1="14.5cm" svg:x2="16.09cm" svg:y2="15.351cm" draw:start-shape="id9" draw:start-glue-point="6" draw:end-shape="id11" draw:end-glue-point="0" svg:d="M16063 14500l27 851" svg:viewBox="0 0 28 852">
          <text:p/>
        </draw:connector>
        <draw:custom-shape draw:style-name="gr6" draw:text-style-name="P2" xml:id="id12" draw:id="id12" draw:layer="layout" svg:width="3.102cm" svg:height="1.282cm" svg:x="19.898cm" svg:y="6.4cm">
          <text:p text:style-name="P1"><text:span text:style-name="T1">Floor Wa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9.898cm" svg:y1="7.041cm" svg:x2="18.775cm" svg:y2="7.038cm" draw:start-shape="id12" draw:start-glue-point="3" draw:end-shape="id13" draw:end-glue-point="7" svg:d="M19898 7041l-1123-3" svg:viewBox="0 0 1124 4">
          <text:p/>
        </draw:connector>
        <draw:connector draw:style-name="gr3" draw:text-style-name="P5" draw:layer="layout" draw:type="line" svg:x1="15.644cm" svg:y1="7.057cm" svg:x2="16.9cm" svg:y2="7.038cm" draw:start-shape="id1" draw:start-glue-point="1" draw:end-shape="id13" draw:end-glue-point="5" svg:d="M15644 7057l1256-19" svg:viewBox="0 0 1257 20">
          <text:p/>
        </draw:connector>
        <draw:custom-shape draw:style-name="gr6" draw:text-style-name="P2" xml:id="id14" draw:id="id14" draw:layer="layout" svg:width="3.102cm" svg:height="1.282cm" svg:x="19.9cm" svg:y="11.069cm">
          <text:p text:style-name="P1"><text:span text:style-name="T1">Floor S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1.451cm" svg:y1="11.069cm" svg:x2="21.463cm" svg:y2="10.275cm" draw:start-shape="id14" draw:start-glue-point="0" draw:end-shape="id15" draw:end-glue-point="6" svg:d="M21451 11069l12-794" svg:viewBox="0 0 13 795">
          <text:p/>
        </draw:connector>
        <draw:connector draw:style-name="gr3" draw:text-style-name="P5" draw:layer="layout" draw:type="line" svg:x1="21.449cm" svg:y1="7.682cm" svg:x2="21.452cm" svg:y2="8.4cm" draw:start-shape="id12" draw:start-glue-point="2" svg:d="M21449 7682l3 718" svg:viewBox="0 0 4 719">
          <text:p/>
        </draw:connector>
        <draw:custom-shape draw:style-name="gr6" draw:text-style-name="P2" xml:id="id16" draw:id="id16" draw:layer="layout" svg:width="3.102cm" svg:height="1.282cm" svg:x="19.9cm" svg:y="15.869cm">
          <text:p text:style-name="P1"><text:span text:style-name="T1">Inspector 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1.451cm" svg:y1="15.869cm" svg:x2="21.463cm" svg:y2="15cm" draw:start-shape="id16" draw:start-glue-point="0" draw:end-shape="id17" draw:end-glue-point="6" svg:d="M21451 15869l12-869" svg:viewBox="0 0 13 870">
          <text:p/>
        </draw:connector>
        <draw:connector draw:style-name="gr3" draw:text-style-name="P5" draw:layer="layout" draw:type="line" svg:x1="21.451cm" svg:y1="12.351cm" svg:x2="21.463cm" svg:y2="13.125cm" draw:start-shape="id14" draw:start-glue-point="2" draw:end-shape="id17" draw:end-glue-point="4" svg:d="M21451 12351l12 774" svg:viewBox="0 0 13 775">
          <text:p/>
        </draw:connector>
        <draw:custom-shape draw:style-name="gr5" draw:text-style-name="P4" xml:id="id18" draw:id="id18" draw:layer="layout" svg:width="2.381cm" svg:height="1.283cm" svg:x="23.9cm" svg:y="6.417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3.102cm" svg:height="1.168cm" svg:x="27.1cm" svg:y="6.5cm">
          <text:p text:style-name="P1"><text:span text:style-name="T1">ObjectType =</text:span></text:p>
          <text:p text:style-name="P1"><text:span text:style-name="T1">Waste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6.281cm" svg:y1="7.059cm" svg:x2="27.1cm" svg:y2="7.084cm" draw:start-shape="id18" draw:start-glue-point="10" draw:end-shape="id19" draw:end-glue-point="3" svg:d="M26281 7059l819 25" svg:viewBox="0 0 820 26">
          <text:p/>
        </draw:connector>
        <draw:connector draw:style-name="gr3" draw:text-style-name="P5" draw:layer="layout" draw:type="line" svg:x1="23cm" svg:y1="7.041cm" svg:x2="23.9cm" svg:y2="7.059cm" draw:start-shape="id12" draw:start-glue-point="1" draw:end-shape="id18" draw:end-glue-point="6" svg:d="M23000 7041l900 18" svg:viewBox="0 0 901 19">
          <text:p/>
        </draw:connector>
        <draw:custom-shape draw:style-name="gr5" draw:text-style-name="P4" xml:id="id20" draw:id="id20" draw:layer="layout" svg:width="2.381cm" svg:height="1.283cm" svg:x="23.9cm" svg:y="11.017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3.102cm" svg:height="1.168cm" svg:x="27.1cm" svg:y="11.1cm">
          <text:p text:style-name="P1"><text:span text:style-name="T1">ObjectType =</text:span></text:p>
          <text:p text:style-name="P1"><text:span text:style-name="T1">Pipe Fitt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6.281cm" svg:y1="11.659cm" svg:x2="27.1cm" svg:y2="11.684cm" draw:start-shape="id20" draw:start-glue-point="10" draw:end-shape="id21" draw:end-glue-point="3" svg:d="M26281 11659l819 25" svg:viewBox="0 0 820 26">
          <text:p/>
        </draw:connector>
        <draw:connector draw:style-name="gr3" draw:text-style-name="P5" draw:layer="layout" draw:type="line" svg:x1="23cm" svg:y1="11.641cm" svg:x2="23.9cm" svg:y2="11.659cm" draw:end-shape="id20" draw:end-glue-point="6" svg:d="M23000 11641l900 18" svg:viewBox="0 0 901 19">
          <text:p/>
        </draw:connector>
        <draw:custom-shape draw:style-name="gr5" draw:text-style-name="P4" xml:id="id22" draw:id="id22" draw:layer="layout" svg:width="2.381cm" svg:height="1.283cm" svg:x="23.9cm" svg:y="15.817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3" draw:id="id23" draw:layer="layout" svg:width="3.102cm" svg:height="1.168cm" svg:x="27.1cm" svg:y="15.9cm">
          <text:p text:style-name="P1"><text:span text:style-name="T1">ObjectType =</text:span></text:p>
          <text:p text:style-name="P1"><text:span text:style-name="T1">Distribution Chamber</text:span></text:p>
          <text:p text:style-name="P1"><text:span text:style-name="T1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6.281cm" svg:y1="16.459cm" svg:x2="27.1cm" svg:y2="16.484cm" draw:start-shape="id22" draw:start-glue-point="10" draw:end-shape="id23" draw:end-glue-point="3" svg:d="M26281 16459l819 25" svg:viewBox="0 0 820 26">
          <text:p/>
        </draw:connector>
        <draw:connector draw:style-name="gr3" draw:text-style-name="P5" draw:layer="layout" draw:type="line" svg:x1="23cm" svg:y1="16.441cm" svg:x2="23.9cm" svg:y2="16.459cm" draw:end-shape="id22" draw:end-glue-point="6" svg:d="M23000 16441l900 18" svg:viewBox="0 0 901 19">
          <text:p/>
        </draw:connector>
        <draw:custom-shape draw:style-name="gr5" draw:text-style-name="P4" xml:id="id24" draw:id="id24" draw:layer="layout" svg:width="2.381cm" svg:height="1.283cm" svg:x="9.3cm" svg:y="10.417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3.102cm" svg:height="1.168cm" svg:x="5.1cm" svg:y="10.5cm">
          <text:p text:style-name="P1"><text:span text:style-name="T1">ObjectType =</text:span></text:p>
          <text:p text:style-name="P1"><text:span text:style-name="T1">Building Element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cm" svg:y1="11.059cm" svg:x2="8.202cm" svg:y2="11.084cm" draw:start-shape="id24" draw:start-glue-point="6" draw:end-shape="id25" draw:end-glue-point="1" svg:d="M9300 11059l-1098 25" svg:viewBox="0 0 1099 26">
          <text:p/>
        </draw:connector>
        <draw:connector draw:style-name="gr3" draw:text-style-name="P5" draw:layer="layout" draw:type="line" svg:x1="12.9cm" svg:y1="11.063cm" svg:x2="11.681cm" svg:y2="11.059cm" draw:start-shape="id7" draw:start-glue-point="3" draw:end-shape="id24" draw:end-glue-point="10" svg:d="M12900 11063l-1219-4" svg:viewBox="0 0 1220 5">
          <text:p/>
        </draw:connector>
        <draw:custom-shape draw:style-name="gr7" draw:text-style-name="P6" xml:id="id13" draw:id="id13" draw:layer="layout" svg:width="1.875cm" svg:height="1.875cm" svg:x="16.9cm" svg:y="6.1cm"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15" draw:id="id15" draw:layer="layout" svg:width="1.875cm" svg:height="1.875cm" svg:x="20.525cm" svg:y="8.4cm"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17" draw:id="id17" draw:layer="layout" svg:width="1.875cm" svg:height="1.875cm" svg:x="20.525cm" svg:y="13.125cm"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9-17T17:31:08.533000000</dc:date>
    <meta:editing-duration>PT35M22S</meta:editing-duration>
    <meta:editing-cycles>7</meta:editing-cycles>
    <meta:generator>LibreOffice/6.0.3.2$Windows_X86_64 LibreOffice_project/8f48d515416608e3a835360314dac7e47fd0b821</meta:generator>
    <meta:document-statistic meta:object-count="49"/>
  </office:meta>
</office:document-meta>
</file>